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3"/>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4">
      <style:text-properties fo:font-weight="normal" style:font-weight-asian="normal" style:font-weight-complex="normal"/>
    </style:style>
    <style:style style:name="P5" style:family="paragraph" style:parent-style-name="Standard" style:list-style-name="L5">
      <style:text-properties fo:font-weight="normal" style:font-weight-asian="normal" style:font-weight-complex="normal"/>
    </style:style>
    <style:style style:name="P6" style:family="paragraph" style:parent-style-name="Standard">
      <style:text-properties fo:font-size="10.5pt" fo:font-weight="normal" style:font-size-asian="10.5pt" style:font-weight-asian="normal" style:font-size-complex="10.5pt" style:font-weight-complex="normal"/>
    </style:style>
    <style:style style:name="P7"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PTS425 Notes:<text:tab/>Exam1</text:p>
      <text:list text:style-name="L3">
        <text:list-item>
          <text:p text:style-name="P1"><text:span text:style-name="T1">Confidentiality</text:span> is the concealment of information or resources. <text:s/>Military and civilian institutions in the government often restrict access to information to those who need that information. The first formal work in computer security was motivated by the military's attempt to implement controls to enforce a "need to know" principle.<text:tab/></text:p>
          <text:list>
            <text:list-item>
              <text:p text:style-name="P1">Access control mechanisms support confidentiality. </text:p>
              <text:list>
                <text:list-item>
                  <text:p text:style-name="P1">One access control mechanism for preserving confidentiality is cryptography, which scrambles data to make it incomprehensible. A cryptographic key controls access to the unscrambled data, but then the cryptographic key itself becomes another datum to be protected.</text:p>
                </text:list-item>
              </text:list>
            </text:list-item>
            <text:list-item>
              <text:p text:style-name="P1">Other system-dependent mechanisms can prevent processes from illicitly accessing information. Unlike enciphered data, however, data protected only by these controls can be read when the controls fail or are bypassed. Then their advantage is offset by a corresponding disadvantage. They can protect the secrecy of data more completely than cryptography, but if they fail or are evaded, the data becomes visible.</text:p>
            </text:list-item>
            <text:list-item>
              <text:p text:style-name="P1">Confidentiality also applies to the existence of data, which is sometimes more revealing than the data itself. The precise number of people who distrust a politician may be less important than knowing that such a poll was taken by the politician's staff. </text:p>
              <text:list>
                <text:list-item>
                  <text:p text:style-name="P1">Access control mechanisms sometimes conceal the mere existence of data, lest the existence itself reveal information that should be protected.</text:p>
                </text:list-item>
              </text:list>
            </text:list-item>
          </text:list>
        </text:list-item>
        <text:list-item>
          <text:p text:style-name="P1"><text:span text:style-name="T1">Integrity</text:span> refers to the trustworthiness of data or resources, and it is usually phrased in terms of preventing improper or unauthorized change.</text:p>
          <text:list>
            <text:list-item>
              <text:p text:style-name="P1"><text:s/>Integrity includes data integrity (the content of the information) and origin integrity (the source of the data, often called authentication). </text:p>
            </text:list-item>
            <text:list-item>
              <text:p text:style-name="P1">The source of the information may bear on its accuracy and credibility and on the trust that people place in the information.</text:p>
              <text:list>
                <text:list-item>
                  <text:p text:style-name="P1">This dichotomy illustrates the principle that the aspect of integrity known as credibility is central to the proper functioning of a system. </text:p>
                </text:list-item>
              </text:list>
            </text:list-item>
            <text:list-item>
              <text:p text:style-name="P1">Integrity mechanisms fall into two classes: prevention mechanisms and detection mechanisms.</text:p>
              <text:list>
                <text:list-item>
                  <text:p text:style-name="P1">Prevention mechanisms seek to maintain the integrity of the data by blocking any unauthorized attempts to change the data or any attempts to change the data in unauthorized ways. </text:p>
                  <text:list>
                    <text:list-item>
                      <text:p text:style-name="P1">The former occurs when a user tries to change data which she has no authority to change. </text:p>
                    </text:list-item>
                    <text:list-item>
                      <text:p text:style-name="P1">The latter occurs when a user authorized to make certain changes in the data tries to change the data in other ways. </text:p>
                    </text:list-item>
                  </text:list>
                </text:list-item>
                <text:list-item>
                  <text:p text:style-name="P1">Detection mechanisms do not try to prevent violations of integrity; they simply report that the data's integrity is no longer trustworthy. </text:p>
                  <text:list>
                    <text:list-item>
                      <text:p text:style-name="P1">Detection mechanisms may analyze system events (user or system actions) to detect problems or (more commonly) may analyze the data itself to see if required or expected constraints still hold.</text:p>
                    </text:list-item>
                  </text:list>
                </text:list-item>
                <text:list-item>
                  <text:p text:style-name="P1">evaluating integrity is often very difficult, because it relies on assumptions about the source of the data and about trust in that sourcetwo underpinnings of security that are often overlooked.</text:p>
                </text:list-item>
              </text:list>
            </text:list-item>
          </text:list>
        </text:list-item>
        <text:list-item>
          <text:p text:style-name="P1"><text:span text:style-name="T1">Availability </text:span>refers to the ability to use the information or resource desired.</text:p>
          <text:list>
            <text:list-item>
              <text:p text:style-name="P1"><text:soft-page-break/><text:s/>Availability is an important aspect of reliability as well as of system design because an unavailable system is at least as bad as no system at all. </text:p>
              <text:list>
                <text:list-item>
                  <text:p text:style-name="P1"><text:s/>denial of service attacks, can be the most difficult to detect, because the analyst must determine if the unusual access patterns are attributable to deliberate manipulation of resources or of environment. </text:p>
                </text:list-item>
                <text:list-item>
                  <text:p text:style-name="P1">Complicating this determination is the nature of statistical models. Even if the model accurately describes the environment, atypical events simply contribute to the nature of the statistics. </text:p>
                </text:list-item>
                <text:list-item>
                  <text:p text:style-name="P1">A deliberate attempt to make a resource unavailable may simply look like, or be, an atypical event. In some environments, it may not even appear atypical.</text:p>
                </text:list-item>
              </text:list>
            </text:list-item>
          </text:list>
        </text:list-item>
      </text:list>
      <text:p text:style-name="Standard"/>
      <text:p text:style-name="Standard">A security <text:span text:style-name="T1">policy </text:span>is a statement of what is, and what is not, allowed.</text:p>
      <text:p text:style-name="Standard">A security <text:span text:style-name="T1">mechanism </text:span>is a method, tool, or procedure for enforcing a security policy.</text:p>
      <text:p text:style-name="Standard">-If policies conflict...this can cause security vulnerabilities </text:p>
      <text:p text:style-name="Standard"><text:span text:style-name="T1">THREATS</text:span></text:p>
      <text:p text:style-name="Standard"><text:span text:style-name="T1">disclosure</text:span>, or unauthorized access to information; <text:span text:style-name="T1">deception</text:span>, or acceptance of false data; <text:span text:style-name="T1">disruption</text:span>, or interruption or prevention of correct operation; and <text:span text:style-name="T1">usurpation</text:span>, or unauthorized control of some part of a system. </text:p>
      <text:p text:style-name="Standard">• Disclosure– Snooping</text:p>
      <text:p text:style-name="Standard">• Deception– Modification, spoofing, repudiation of origin, denial of receipt</text:p>
      <text:p text:style-name="Standard">• Disruption – Modification</text:p>
      <text:p text:style-name="Standard">• Usurpation – Modification, spoofing, delay, denial of service (wrongful excercise of privilage)</text:p>
      <text:p text:style-name="Standard"><text:s/><text:span text:style-name="T1">PRIMITIVE Access Control Matrix</text:span></text:p>
      <text:p text:style-name="Standard">create subject s; create object o – Creates new row, column in ACM; creates new column in ACM</text:p>
      <text:p text:style-name="Standard">destroy subject s; destroy object o– Deletes row, column from ACM; deletes column from ACM</text:p>
      <text:p text:style-name="Standard">enter r into A[s, o]– Adds r rights for subject s over object o</text:p>
      <text:p text:style-name="Standard">delete r from A[s, o]– Removes r rights from subject s over object o</text:p>
      <text:p text:style-name="Standard">(r) might be r,w,own </text:p>
      <text:p text:style-name="P2">SAFETY PROBLEM UNDECIDABLE...LIMITING STATES OF SYSTEMS MAKES IT POSSIBLE</text:p>
      <text:p text:style-name="P3">Policy partitions system states into:</text:p>
      <text:p text:style-name="P3"><text:s/>– Authorized (secure)• These are states the system can enter</text:p>
      <text:list text:style-name="L4">
        <text:list-item>
          <text:p text:style-name="P4">Unauthorized (nonsecure) • If the system enters any of these states, it’s a security violation</text:p>
          <text:p text:style-name="P4"/>
        </text:list-item>
      </text:list>
      <text:p text:style-name="P3">• Discretionary Access Control (DAC, IBAC)</text:p>
      <text:p text:style-name="P3"><text:s text:c="2"/>– individual user sets access control mechanism to allow</text:p>
      <text:p text:style-name="P3"><text:s text:c="4"/>or deny access to an object</text:p>
      <text:p text:style-name="P3">• Mandatory Access Control (MAC)</text:p>
      <text:p text:style-name="P3"><text:s text:c="2"/>– system mechanism controls access to object, and</text:p>
      <text:p text:style-name="P3"><text:s text:c="4"/>individual cannot alter that access</text:p>
      <text:p text:style-name="P3">• Originator Controlled Access Control (ORCON)</text:p>
      <text:p text:style-name="P3"><text:s text:c="2"/>– originator (creator) of information controls who can</text:p>
      <text:p text:style-name="P3"><text:s text:c="4"/>access information</text:p>
      <text:p text:style-name="P2"/>
      <text:p text:style-name="P2"/>
      <text:p text:style-name="P2"/>
      <text:list text:style-name="L5">
        <text:list-header>
          <text:p text:style-name="P5"><text:soft-page-break/><text:span text:style-name="T1">Bell-LaPadula Mode</text:span></text:p>
        </text:list-header>
        <text:list-item>
          <text:p text:style-name="P5">Information flows up, not down</text:p>
        </text:list-item>
      </text:list>
      <text:p text:style-name="P3"><text:tab/>“Reads up” disallowed, “reads down” allowed</text:p>
      <text:p text:style-name="P3"><text:tab/>“Writes up” allowed, “writes down” disallowed</text:p>
      <text:p text:style-name="P2">INTEGRITY MODEL</text:p>
      <text:p text:style-name="P6">1. Users will not write their own programs, but will use existing <text:s/>production programs and databases.</text:p>
      <text:p text:style-name="P6">2. Programmers will develop and test programs on a non-production system; if they need access to actual data, they will be givenproduction data via a special process, but will use it on their</text:p>
      <text:p text:style-name="P6"><text:s text:c="3"/>development system.</text:p>
      <text:p text:style-name="P6">3. A special process must be followed to install a program from the development system onto the production system.</text:p>
      <text:p text:style-name="P6">4. The special process in requirement 3 must be controlled andaudited.</text:p>
      <text:p text:style-name="P6">5. The managers and auditors must have access to both the system state and the system logs that are generated.</text:p>
      <text:p text:style-name="P3">BIBa <text:span text:style-name="T1">Integrity</text:span> Model </text:p>
      <text:p text:style-name="P3">• The higher the level, the more confidence</text:p>
      <text:p text:style-name="P3"><text:s text:c="3"/>– That a program will execute correctly</text:p>
      <text:p text:style-name="P3"><text:s text:c="3"/>– That data is accurate and/or reliable</text:p>
      <text:p text:style-name="P3">• Note relationship between integrity and trustworthiness</text:p>
      <text:p text:style-name="P3">• Important point: integrity levels are not security levels</text:p>
      <text:p text:style-name="P3"/>
      <text:p text:style-name="P3"><text:s text:c="15"/>LOCUS and Biba</text:p>
      <text:p text:style-name="P3">• Goal: prevent untrusted software from alteringdata or other software</text:p>
      <text:p text:style-name="P3">• Approach: make levels of trust explicit</text:p>
      <text:p text:style-name="P3"><text:s text:c="3"/>– credibility rating based on estimate of software’strustworthiness (0 untrusted, n highly trusted)</text:p>
      <text:p text:style-name="P3"><text:s text:c="3"/>– trusted file systems contain software with a singlecredibility level</text:p>
      <text:p text:style-name="P3"><text:s text:c="3"/>– Process has risk level or highest credibility level at which process can execute</text:p>
      <text:p text:style-name="P3"><text:s text:c="3"/>– Must use run-untrusted command to run software at lower credibility level</text:p>
      <text:p text:style-name="P3"/>
      <text:p text:style-name="P3"><text:s text:c="2"/>CDIs: constrained data items – Data subject to integrity controls</text:p>
      <text:p text:style-name="P3"><text:s/>UDIs: unconstrained data items – Data not subject to integrity controls</text:p>
      <text:p text:style-name="P3">IVPs: integrity verification proceduresProcedures that test the CDIs conform to the integrityconstraints </text:p>
      <text:p text:style-name="P3"><text:s/>TPs: transaction procedures– Procedures that take the system from one valid state to another</text:p>
      <text:p text:style-name="P3"/>
      <text:p text:style-name="P3"><text:s text:c="10"/>Chinese Wall Model allieviates</text:p>
      <text:p text:style-name="P3">Problem:– Tony advises American Bank aboutinvestments</text:p>
      <text:p text:style-name="P3"><text:s text:c="3"/>– He is asked to advise Toyland Bank about investments</text:p>
      <text:p text:style-name="P3">• Conflict of interest to accept, because his advice for either bank would affect his advice to the other bank</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x Hortin</meta:initial-creator>
    <meta:creation-date>2009-03-10T19:50:52</meta:creation-date>
    <dc:creator>Alex Hortin</dc:creator>
    <dc:date>2009-03-10T21:48:35</dc:date>
    <meta:editing-cycles>27</meta:editing-cycles>
    <meta:editing-duration>PT1H53M52S</meta:editing-duration>
    <meta:user-defined meta:name="Info 1"/>
    <meta:user-defined meta:name="Info 2"/>
    <meta:user-defined meta:name="Info 3"/>
    <meta:user-defined meta:name="Info 4"/>
    <meta:document-statistic meta:table-count="0" meta:image-count="0" meta:object-count="0" meta:page-count="4" meta:paragraph-count="83" meta:word-count="1180" meta:character-count="7865"/>
  </office:meta>
</office:document-meta>
</file>